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codesandbox.io/p/sandbox/vanilla-js-demo-6049kj</text:p>
      <text:p text:style-name="Standard"/>
      <text:p text:style-name="Standard">https://codesandbox.io/p/sandbox/react-vs-vanilla-demo-uc08fv</text:p>
      <text:p text:style-name="Standard"/>
      <text:p text:style-name="Standard">https://codesandbox.io/p/sandbox/first-react-app-start-7ec9fd?file=%2Fsrc%2FApp.js</text:p>
      <text:p text:style-name="Standard"/>
      <text:p text:style-name="Standard">https://codesandbox.io/p/sandbox/first-react-app-zj5cx1?file=%2Fsrc%2FApp.js</text:p>
      <text:p text:style-name="Standard"/>
      <text:p text:style-name="Standard">https://github.com/academind/react-complete-guide-course-resources</text:p>
      <text:p text:style-name="Standard"/>
      <text:p text:style-name="Standard">https://www.udemy.com/join/passwordless-auth/?next=%2Fcourse%2Freact-the-complete-guide-incl-redux%2Flearn%2Flecture%2F35734460&amp;action=login&amp;mode</text:p>
      <text:p text:style-name="Standard"/>
      <text:p text:style-name="Standard">https://github.com/academind/react-complete-guide-course-resource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47:55.949562535</meta:creation-date>
    <dc:date>2025-10-17T10:49:03.833584862</dc:date>
    <meta:editing-duration>PT1M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" meta:character-count="551" meta:non-whitespace-character-count="551"/>
  </office:meta>
</office:document-meta>
</file>